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5000001806DB29CF3963151FB.png" manifest:media-type="image/png"/>
  <manifest:file-entry manifest:full-path="Pictures/10000201000002E3000000E19447C7BBD43560AE.png" manifest:media-type="image/png"/>
  <manifest:file-entry manifest:full-path="Pictures/10000201000002FD0000031929722F5DE447EEE9.png" manifest:media-type="image/png"/>
  <manifest:file-entry manifest:full-path="Pictures/10000201000002FB00000309C0538D4B7E39AF9E.png" manifest:media-type="image/png"/>
  <manifest:file-entry manifest:full-path="Pictures/10000201000002FE000001CC8048F81771229F4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bfb6" officeooo:paragraph-rsid="0018bfb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on-Find Algo Prob. #xx. Friend Circle Queries</text:p>
      <text:p text:style-name="P1"><draw:frame draw:style-name="fr1" draw:name="Image1" text:anchor-type="char" svg:width="19.001cm" svg:height="19.696cm" draw:z-index="0"><draw:image xlink:href="Pictures/10000201000002FD0000031929722F5DE447EEE9.png" xlink:type="simple" xlink:show="embed" xlink:actuate="onLoad" draw:mime-type="image/png"/></draw:frame><text:s/></text:p>
      <text:p text:style-name="P1"><draw:frame draw:style-name="fr1" draw:name="Image2" text:anchor-type="char" svg:width="19.001cm" svg:height="5.784cm" draw:z-index="1"><draw:image xlink:href="Pictures/10000201000002E3000000E19447C7BBD43560AE.png" xlink:type="simple" xlink:show="embed" xlink:actuate="onLoad" draw:mime-type="image/png"/></draw:frame><text:s/></text:p>
      <text:p text:style-name="P1"/>
      <text:p text:style-name="P1"><draw:frame draw:style-name="fr3" draw:name="Image3" text:anchor-type="char" svg:width="18.233cm" svg:height="18.567cm" draw:z-index="2"><draw:image xlink:href="Pictures/10000201000002FB00000309C0538D4B7E39AF9E.png" xlink:type="simple" xlink:show="embed" xlink:actuate="onLoad" draw:mime-type="image/png"/></draw:frame><text:soft-page-break/><text:s/></text:p>
      <text:p text:style-name="P1"><draw:frame draw:style-name="fr2" draw:name="Image4" text:anchor-type="char" svg:width="16.066cm" svg:height="8.147cm" draw:z-index="3"><draw:image xlink:href="Pictures/10000201000002F5000001806DB29CF3963151FB.png" xlink:type="simple" xlink:show="embed" xlink:actuate="onLoad" draw:mime-type="image/png"/></draw:frame><text:s/></text:p>
      <text:p text:style-name="P1"><draw:frame draw:style-name="fr1" draw:name="Image5" text:anchor-type="char" svg:width="19.001cm" svg:height="11.411cm" draw:z-index="4"><draw:image xlink:href="Pictures/10000201000002FE000001CC8048F81771229F46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0T00:32:47.481000000</meta:creation-date>
    <dc:date>2022-02-20T00:36:31.295000000</dc:date>
    <meta:editing-duration>PT3M44S</meta:editing-duration>
    <meta:editing-cycles>1</meta:editing-cycles>
    <meta:document-statistic meta:table-count="0" meta:image-count="5" meta:object-count="0" meta:page-count="3" meta:paragraph-count="5" meta:word-count="7" meta:character-count="52" meta:non-whitespace-character-count="42"/>
    <meta:generator>LibreOffice/7.1.8.1$Windows_X86_64 LibreOffice_project/e1f30c802c3269a1d052614453f260e49458c82c</meta:generator>
  </office:meta>
</office:document-meta>
</file>